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01d5" officeooo:paragraph-rsid="000f01d5"/>
    </style:style>
    <style:style style:name="P2" style:family="paragraph" style:parent-style-name="Standard">
      <style:paragraph-properties style:line-height-at-least="0.1902in"/>
      <style:text-properties fo:color="#cccccc" loext:opacity="100%" style:font-name="Droid Sans Mono" fo:font-size="10.1000003814697pt" fo:font-weight="normal" fo:background-color="#1f1f1f"/>
    </style:style>
    <style:style style:name="P3" style:family="paragraph" style:parent-style-name="Standard">
      <style:text-properties fo:color="#cccccc" loext:opacity="100%" style:font-name="Droid Sans Mono" fo:font-size="10.1000003814697pt" fo:font-weight="normal" officeooo:rsid="00108f96" officeooo:paragraph-rsid="00108f96" fo:background-color="#1f1f1f"/>
    </style:style>
    <style:style style:name="P4" style:family="paragraph" style:parent-style-name="Standard">
      <style:text-properties fo:color="#cccccc" loext:opacity="100%" style:font-name="Droid Sans Mono" fo:font-size="10.1000003814697pt" fo:font-weight="normal" officeooo:rsid="0011c499" officeooo:paragraph-rsid="0011c499" fo:background-color="#1f1f1f"/>
    </style:style>
    <style:style style:name="P5" style:family="paragraph" style:parent-style-name="Standard">
      <style:text-properties fo:color="#6a9955" loext:opacity="100%" style:font-name="Droid Sans Mono" fo:font-size="10.1000003814697pt" fo:font-weight="normal" officeooo:rsid="00108f96" officeooo:paragraph-rsid="00108f96" fo:background-color="#1f1f1f"/>
    </style:style>
    <style:style style:name="P6" style:family="paragraph" style:parent-style-name="Standard">
      <style:text-properties fo:color="#6a9955" loext:opacity="100%" style:font-name="Droid Sans Mono" fo:font-size="10.1000003814697pt" fo:font-weight="normal" officeooo:rsid="0011c499" officeooo:paragraph-rsid="0011c499" fo:background-color="#1f1f1f"/>
    </style:style>
    <style:style style:name="P7" style:family="paragraph" style:parent-style-name="Standard">
      <style:text-properties fo:color="#6a9955" loext:opacity="100%" style:font-name="Droid Sans Mono" fo:font-size="10.1000003814697pt" fo:font-weight="normal" officeooo:rsid="001202eb" officeooo:paragraph-rsid="001202eb" fo:background-color="#1f1f1f"/>
    </style:style>
    <style:style style:name="P8" style:family="paragraph" style:parent-style-name="Standard">
      <style:paragraph-properties style:line-height-at-least="0.1902in"/>
    </style:style>
    <style:style style:name="P9" style:family="paragraph" style:parent-style-name="Standard">
      <style:text-properties officeooo:paragraph-rsid="000f01d5"/>
    </style:style>
    <style:style style:name="P10" style:family="paragraph" style:parent-style-name="Standard">
      <style:text-properties officeooo:rsid="00108f96" officeooo:paragraph-rsid="000f01d5"/>
    </style:style>
    <style:style style:name="P11" style:family="paragraph" style:parent-style-name="Standard">
      <style:text-properties officeooo:rsid="00108f96" officeooo:paragraph-rsid="00108f96"/>
    </style:style>
    <style:style style:name="P12" style:family="paragraph" style:parent-style-name="Standard">
      <style:text-properties officeooo:rsid="0011c499" officeooo:paragraph-rsid="0011c499"/>
    </style:style>
    <style:style style:name="P13" style:family="paragraph" style:parent-style-name="Standard">
      <style:text-properties officeooo:rsid="001202eb" officeooo:paragraph-rsid="001202eb"/>
    </style:style>
    <style:style style:name="P14" style:family="paragraph" style:parent-style-name="Standard">
      <style:paragraph-properties style:line-height-at-least="0.1902in"/>
      <style:text-properties fo:color="#ce9178" loext:opacity="100%" style:font-name="Droid Sans Mono" fo:font-size="10.1000003814697pt" fo:font-weight="normal" fo:background-color="#1f1f1f"/>
    </style:style>
    <style:style style:name="P15" style:family="paragraph" style:parent-style-name="Standard">
      <style:text-properties officeooo:paragraph-rsid="001202eb"/>
    </style:style>
    <style:style style:name="P16" style:family="paragraph" style:parent-style-name="Standard">
      <style:text-properties officeooo:rsid="0013c7d2" officeooo:paragraph-rsid="0013c7d2"/>
    </style:style>
    <style:style style:name="T1" style:family="text">
      <style:text-properties officeooo:rsid="000f01d5"/>
    </style:style>
    <style:style style:name="T2" style:family="text">
      <style:text-properties fo:color="#6a9955" loext:opacity="100%"/>
    </style:style>
    <style:style style:name="T3" style:family="text">
      <style:text-properties officeooo:rsid="00108f96"/>
    </style:style>
    <style:style style:name="T4" style:family="text">
      <style:text-properties fo:color="#4fc1ff" loext:opacity="100%"/>
    </style:style>
    <style:style style:name="T5" style:family="text">
      <style:text-properties fo:color="#4fc1ff" loext:opacity="100%" style:font-name="Droid Sans Mono" fo:font-size="10.1000003814697pt" fo:font-weight="normal" fo:background-color="#1f1f1f" loext:char-shading-value="0"/>
    </style:style>
    <style:style style:name="T6" style:family="text">
      <style:text-properties fo:color="#cccccc" loext:opacity="100%" style:font-name="Droid Sans Mono" fo:font-size="10.1000003814697pt" fo:font-weight="normal" fo:background-color="#1f1f1f" loext:char-shading-value="0"/>
    </style:style>
    <style:style style:name="T7" style:family="text">
      <style:text-properties fo:color="#cccccc" loext:opacity="100%" style:font-name="Droid Sans Mono" fo:font-size="10.1000003814697pt" fo:font-weight="normal" officeooo:rsid="001202eb" fo:background-color="#1f1f1f" loext:char-shading-value="0"/>
    </style:style>
    <style:style style:name="T8" style:family="text">
      <style:text-properties fo:color="#d4d4d4" loext:opacity="100%"/>
    </style:style>
    <style:style style:name="T9" style:family="text">
      <style:text-properties fo:color="#d4d4d4" loext:opacity="100%" style:font-name="Droid Sans Mono" fo:font-size="10.1000003814697pt" fo:font-weight="normal" fo:background-color="#1f1f1f" loext:char-shading-value="0"/>
    </style:style>
    <style:style style:name="T10" style:family="text">
      <style:text-properties fo:color="#4ec9b0" loext:opacity="100%"/>
    </style:style>
    <style:style style:name="T11" style:family="text">
      <style:text-properties fo:color="#4ec9b0" loext:opacity="100%" style:font-name="Droid Sans Mono" fo:font-size="10.1000003814697pt" fo:font-weight="normal" fo:background-color="#1f1f1f" loext:char-shading-value="0"/>
    </style:style>
    <style:style style:name="T12" style:family="text">
      <style:text-properties fo:color="#b5cea8" loext:opacity="100%"/>
    </style:style>
    <style:style style:name="T13" style:family="text">
      <style:text-properties fo:color="#b5cea8" loext:opacity="100%" style:font-name="Droid Sans Mono" fo:font-size="10.1000003814697pt" fo:font-weight="normal" fo:background-color="#1f1f1f" loext:char-shading-value="0"/>
    </style:style>
    <style:style style:name="T14" style:family="text">
      <style:text-properties fo:color="#569cd6" loext:opacity="100%"/>
    </style:style>
    <style:style style:name="T15" style:family="text">
      <style:text-properties fo:color="#569cd6" loext:opacity="100%" style:font-name="Droid Sans Mono" fo:font-size="10.1000003814697pt" fo:font-weight="normal" officeooo:rsid="001202eb" fo:background-color="#1f1f1f" loext:char-shading-value="0"/>
    </style:style>
    <style:style style:name="T16" style:family="text">
      <style:text-properties fo:color="#ce9178" loext:opacity="100%"/>
    </style:style>
    <style:style style:name="T17" style:family="text">
      <style:text-properties fo:color="#ce9178" loext:opacity="100%" style:font-name="Droid Sans Mono" fo:font-size="10.1000003814697pt" fo:font-weight="normal" fo:background-color="#1f1f1f" loext:char-shading-value="0"/>
    </style:style>
    <style:style style:name="T18" style:family="text">
      <style:text-properties fo:color="#9cdcfe" loext:opacity="100%"/>
    </style:style>
    <style:style style:name="T19" style:family="text">
      <style:text-properties fo:color="#9cdcfe" loext:opacity="100%" style:font-name="Droid Sans Mono" fo:font-size="10.1000003814697pt" fo:font-weight="normal" fo:background-color="#1f1f1f" loext:char-shading-value="0"/>
    </style:style>
    <style:style style:name="T20" style:family="text">
      <style:text-properties fo:color="#9cdcfe" loext:opacity="100%" style:font-name="Droid Sans Mono" fo:font-size="10.1000003814697pt" fo:font-weight="normal" officeooo:rsid="001202eb" fo:background-color="#1f1f1f" loext:char-shading-value="0"/>
    </style:style>
    <style:style style:name="T21" style:family="text">
      <style:text-properties officeooo:rsid="0011c499"/>
    </style:style>
    <style:style style:name="T22" style:family="text">
      <style:text-properties fo:color="#dcdcaa" loext:opacity="100%"/>
    </style:style>
    <style:style style:name="T23" style:family="text">
      <style:text-properties fo:color="#dcdcaa" loext:opacity="100%" style:font-name="Droid Sans Mono" fo:font-size="10.1000003814697pt" fo:font-weight="normal" fo:background-color="#1f1f1f" loext:char-shading-value="0"/>
    </style:style>
    <style:style style:name="T24" style:family="text">
      <style:text-properties fo:color="#dcdcaa" loext:opacity="100%" style:font-name="Droid Sans Mono" fo:font-size="10.1000003814697pt" fo:font-weight="normal" officeooo:rsid="001202eb" fo:background-color="#1f1f1f" loext:char-shading-value="0"/>
    </style:style>
    <style:style style:name="T25" style:family="text">
      <style:text-properties fo:color="#c586c0" loext:opacity="100%"/>
    </style:style>
    <style:style style:name="T26" style:family="text">
      <style:text-properties officeooo:rsid="001202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iegazione del codice python</text:p>
      <text:p text:style-name="P1"/>
      <text:p text:style-name="P1">Librerie</text:p>
      <text:p text:style-name="P1"/>
      <text:p text:style-name="P9"><text:span text:style-name="T1">Rpi.GPIO →fornisce l’ accesso ai pin GPIO su un raspberry Pi. In pratica permette di controllare e leggere segnali digitali dai pin del raspberry consentendo di interagire con sensori, attuatori ed altri dispositivi.</text:span></text:p>
      <text:p text:style-name="P9"/>
      <text:p text:style-name="P1">Serial → Serve per comunicare con dispositivi che utilizzano la comunicazione seriale. Nel nostro caso è stata necessaria per implementare la USART.</text:p>
      <text:p text:style-name="P1"/>
      <text:p text:style-name="P1"/>
      <text:p text:style-name="P1">Time e datetime → librerie che forniscono strumenti per lavorare con il tempo e con le date, impostare ritardi o calcolare differenze e formattare date.</text:p>
      <text:p text:style-name="P1"/>
      <text:p text:style-name="P1">Telegram → fornisce le classi base per interagire con l’ API Telegram e contiene le classi per rappresentare I messaggi, utenti e chat. <text:span text:style-name="T3">Si importano le classi:</text:span></text:p>
      <text:p text:style-name="P1">- <text:span text:style-name="T3">Bot: rappresenta il bot telegram ed il linking alle API tramite token</text:span></text:p>
      <text:p text:style-name="P1">- <text:span text:style-name="T3">Update: rappresenta un aggiornamento ricevuto da telegram come ad esempio un nuvo messaggio o comando</text:span></text:p>
      <text:p text:style-name="P1"/>
      <text:p text:style-name="P1">Telegram.ext → utile allo sviluppo di bot telegram attraverso una interfaccia di alto livello per gestire comandi e conversazioni. <text:span text:style-name="T3">Si importano da questa le classi:</text:span></text:p>
      <text:p text:style-name="P1">- <text:span text:style-name="T3">Updater: riceve aggiornamenti da telegram e li passa al dispatcher</text:span></text:p>
      <text:p text:style-name="P1">- <text:span text:style-name="T3">CommandHandler: gestisce I messaggi di testo inviati dagli utenti come I comandi</text:span></text:p>
      <text:p text:style-name="P1">- <text:span text:style-name="T3">MessageHAndler: gestisce I messaggi di testo inviati dagli utenti</text:span></text:p>
      <text:p text:style-name="P1">- <text:span text:style-name="T3">Filters: permette di filtrare gli aggiornamenti in base al tipo di messaggio o al testo contenuto</text:span></text:p>
      <text:p text:style-name="P1">- <text:span text:style-name="T3">ConversationHandler: permette di creare conversazioni interattive con gli utenti</text:span></text:p>
      <text:p text:style-name="P10"/>
      <text:p text:style-name="P11"><text:span text:style-name="T5">PIN_INPUT</text:span><text:span text:style-name="T6">, </text:span><text:span text:style-name="T5">ACTIVATE</text:span><text:span text:style-name="T6">, </text:span><text:span text:style-name="T5">DEACTIVATE</text:span><text:span text:style-name="T6">, </text:span><text:span text:style-name="T5">SET_PIN</text:span><text:span text:style-name="T6"> </text:span><text:span text:style-name="T9">=</text:span><text:span text:style-name="T6"> </text:span><text:span text:style-name="T11">range</text:span><text:span text:style-name="T6">(</text:span><text:span text:style-name="T13">4</text:span><text:span text:style-name="T6">)</text:span></text:p>
      <text:p text:style-name="P11">Si assegnano I valori da 0 a 3 alle variabili nominate.</text:p>
      <text:p text:style-name="P11"/>
      <text:p text:style-name="P5"># Variabili globali</text:p>
      <text:p text:style-name="P2"><text:span text:style-name="T4">ALARM</text:span> <text:span text:style-name="T8">=</text:span> <text:span text:style-name="T14">False</text:span></text:p>
      <text:p text:style-name="P2"><text:span text:style-name="T4">PIN</text:span> <text:span text:style-name="T8">=</text:span> <text:span text:style-name="T16">"1234"</text:span> <text:span text:style-name="T2"># PIN hardcoded iniziale</text:span></text:p>
      <text:p text:style-name="P8"><text:span text:style-name="T19">telegram_users_in_conversation</text:span><text:span text:style-name="T6"> </text:span><text:span text:style-name="T9">=</text:span><text:span text:style-name="T6"> {}</text:span></text:p>
      <text:p text:style-name="P11">Si definiscono le variabili, si assegna il valore iniziale FALSE alla variabile ALARM e si inizializza la variabile PIN. <text:span text:style-name="T21">SI definisce il dizionario per tenere traccia degli utenti telegram coinvolti in una conversazione con un bot.</text:span></text:p>
      <text:p text:style-name="P11"/>
      <text:p text:style-name="P3"><text:span text:style-name="T14">def</text:span> <text:span text:style-name="T22">start_pin_input</text:span>(<text:span text:style-name="T18">update</text:span>: Update, <text:span text:style-name="T18">context</text:span>: CallbackContext):</text:p>
      <text:p text:style-name="P3"><text:span text:style-name="T14">def</text:span> <text:span text:style-name="T22">set_new_pin</text:span>(<text:span text:style-name="T18">update</text:span>: Update, <text:span text:style-name="T18">context</text:span>: CallbackContext):</text:p>
      <text:p text:style-name="P12">Gestiscono la modifica del PIN dell’ allarme. La prima chiede all’ utente di inserire il nuovo PIN, la seconda verifica che il pin inserito sia valido e lo aggiorna.</text:p>
      <text:p text:style-name="P12"/>
      <text:p text:style-name="P4"><text:span text:style-name="T14">def</text:span> <text:span text:style-name="T22">request_pin</text:span>(<text:span text:style-name="T18">update</text:span>: Update, <text:span text:style-name="T18">context</text:span>: CallbackContext):</text:p>
      <text:p text:style-name="P4"><text:span text:style-name="T14">def</text:span> <text:span text:style-name="T22">check_pin</text:span>(<text:span text:style-name="T18">update</text:span>: Update, <text:span text:style-name="T18">context</text:span>: CallbackContext):</text:p>
      <text:p text:style-name="P12">Queste funzioni gestiscono la richiesta e la verifica del PIN. Request pin chiede all’ utente di inserire il pin mentre checkpin controlla se il PIN inserito è corretto e in caso affermativo, esegue l’ azione associata al comando precedente.</text:p>
      <text:p text:style-name="P12"/>
      <text:p text:style-name="P4"><text:span text:style-name="T14">def</text:span> <text:span text:style-name="T22">activate_alarm</text:span>(<text:span text:style-name="T18">update</text:span>: Update, <text:span text:style-name="T18">context</text:span>: CallbackContext):</text:p>
      <text:p text:style-name="P4"><text:span text:style-name="T14">def</text:span> <text:span text:style-name="T22">shutdown_alarm</text:span>(<text:span text:style-name="T18">update</text:span>: Update, <text:span text:style-name="T18">context</text:span>: CallbackContext):</text:p>
      <text:p text:style-name="P12"><text:soft-page-break/>Gestiscono l’ attivazione e la disattivazione dell’allarme. Entrambe le funzioni registrano l’azione richiesta nel dizionario telegram_user_in_conservation e poi chiamano request pin per chiedere il PIN all’ utente.</text:p>
      <text:p text:style-name="P12"/>
      <text:p text:style-name="P4"><text:span text:style-name="T14">def</text:span> <text:span text:style-name="T22">help_command</text:span>(<text:span text:style-name="T18">update</text:span>: Update, <text:span text:style-name="T18">context</text:span>: CallbackContext):</text:p>
      <text:p text:style-name="P4"><text:span text:style-name="T14">def</text:span> <text:span text:style-name="T22">system_check</text:span>(<text:span text:style-name="T18">update</text:span>: Update, <text:span text:style-name="T18">context</text:span>: CallbackContext):</text:p>
      <text:p text:style-name="P12">Gestiscono I comandi /help e /systemcheck. La prima invi un messaggio con la lista dei comandi disponibili, la seconda invia un messaggio di conferma “SYSTEM IS ON” e stampa l’ ID della chat.</text:p>
      <text:p text:style-name="P12"/>
      <text:p text:style-name="P6"># Lettura del token del bot</text:p>
      <text:p text:style-name="P2"><text:span text:style-name="T25">with</text:span> <text:span text:style-name="T22">open</text:span>(<text:span text:style-name="T16">"/home/torq/.telegram_tokenBot"</text:span>, <text:span text:style-name="T16">"r"</text:span>) <text:span text:style-name="T25">as</text:span> <text:span text:style-name="T18">BotToken</text:span>:</text:p>
      <text:p text:style-name="P2"><text:span text:style-name="T18">cmteqBot</text:span> <text:span text:style-name="T8">=</text:span> <text:span text:style-name="T18">BotToken</text:span>.<text:span text:style-name="T22">read</text:span>().<text:span text:style-name="T22">rstrip</text:span>()</text:p>
      <text:p text:style-name="P2"><text:span text:style-name="T22">print</text:span>(<text:span text:style-name="T18">cmteqBot</text:span>)</text:p>
      <text:p text:style-name="P6"># Inizializzazione del bot</text:p>
      <text:p text:style-name="P2"><text:span text:style-name="T18">bot</text:span> <text:span text:style-name="T8">=</text:span> Bot(<text:span text:style-name="T18">token</text:span><text:span text:style-name="T8">=</text:span><text:span text:style-name="T18">cmteqBot</text:span>)</text:p>
      <text:p text:style-name="P2"><text:span text:style-name="T18">updater</text:span> <text:span text:style-name="T8">=</text:span> Updater(<text:span text:style-name="T18">token</text:span><text:span text:style-name="T8">=</text:span><text:span text:style-name="T18">cmteqBot</text:span>)</text:p>
      <text:p text:style-name="P2"><text:span text:style-name="T18">dispatcher</text:span> <text:span text:style-name="T8">=</text:span> <text:span text:style-name="T18">updater</text:span>.dispatcher</text:p>
      <text:p text:style-name="P12">Si legge il token, si inizializza il bot e si procede alla configurazione delle conversazioni. Vengono quindi aggiunti al dispatcher gli handler per I comandi e le conversazioni.</text:p>
      <text:p text:style-name="P6"># Avvio del bot</text:p>
      <text:p text:style-name="P2"><text:span text:style-name="T18">updater</text:span>.start_polling()</text:p>
      <text:p text:style-name="P8"><text:span text:style-name="T23">print</text:span><text:span text:style-name="T6">(</text:span><text:span text:style-name="T17">"BOT IS WATCHING"</text:span><text:span text:style-name="T6">)</text:span></text:p>
      <text:p text:style-name="P12">Si procede quindi ad avviare <text:span text:style-name="T26">il bot in modalità polling, in attesa di comandi che l’utente fornirà via chat. Non è altro che un ciclo caldo perpetuo.</text:span></text:p>
      <text:p text:style-name="P12"/>
      <text:p text:style-name="P12"/>
      <text:p text:style-name="P6"># Configurazione GPIO, comunicazione con STM32 (2 Way Handshaking)</text:p>
      <text:p text:style-name="P2"><text:span text:style-name="T4">SENSOR_PIN</text:span> <text:span text:style-name="T8">=</text:span> <text:span text:style-name="T12">17</text:span></text:p>
      <text:p text:style-name="P2"><text:span text:style-name="T4">CONFIRM_PIN</text:span> <text:span text:style-name="T8">=</text:span> <text:span text:style-name="T12">27</text:span></text:p>
      <text:p text:style-name="P2"><text:span text:style-name="T10">GPIO</text:span>.<text:span text:style-name="T22">setmode</text:span>(<text:span text:style-name="T10">GPIO</text:span>.<text:span text:style-name="T18">BCM</text:span>)</text:p>
      <text:p text:style-name="P2"><text:span text:style-name="T10">GPIO</text:span>.<text:span text:style-name="T22">setup</text:span>(<text:span text:style-name="T4">SENSOR_PIN</text:span>, <text:span text:style-name="T10">GPIO</text:span>.<text:span text:style-name="T18">IN</text:span>)</text:p>
      <text:p text:style-name="P8"><text:span text:style-name="T11">GPIO</text:span><text:span text:style-name="T6">.</text:span><text:span text:style-name="T23">setup</text:span><text:span text:style-name="T6">(</text:span><text:span text:style-name="T5">CONFIRM_PIN</text:span><text:span text:style-name="T6">, </text:span><text:span text:style-name="T11">GPIO</text:span><text:span text:style-name="T6">.</text:span><text:span text:style-name="T19">OUT</text:span><text:span text:style-name="T6">)</text:span></text:p>
      <text:p text:style-name="P8"><text:span text:style-name="T5">DEBOUNCE_DELAY</text:span><text:span text:style-name="T6"> </text:span><text:span text:style-name="T9">=</text:span><text:span text:style-name="T6"> </text:span><text:span text:style-name="T13">0.05</text:span></text:p>
      <text:p text:style-name="P13">Si procede quindi ad effettuare la comunicazione dei dispositivi per GPIO:</text:p>
      <text:p text:style-name="P12"/>
      <text:p text:style-name="P12"/>
      <text:p text:style-name="P6"># Configurazione UART per la comunicazione con Flipper</text:p>
      <text:p text:style-name="P8"><text:span text:style-name="T19">ser</text:span><text:span text:style-name="T6"> </text:span><text:span text:style-name="T9">=</text:span><text:span text:style-name="T6"> </text:span><text:span text:style-name="T11">serial</text:span><text:span text:style-name="T6">.</text:span><text:span text:style-name="T11">Serial</text:span><text:span text:style-name="T6">(</text:span><text:span text:style-name="T19">port</text:span><text:span text:style-name="T9">=</text:span><text:span text:style-name="T17">"/dev/ttyS0"</text:span><text:span text:style-name="T6">, </text:span><text:span text:style-name="T19">baudrate</text:span><text:span text:style-name="T9">=</text:span><text:span text:style-name="T13">115200</text:span><text:span text:style-name="T6">, </text:span><text:span text:style-name="T19">timeout</text:span><text:span text:style-name="T9">=</text:span><text:span text:style-name="T13">1</text:span><text:span text:style-name="T6">)</text:span></text:p>
      <text:p text:style-name="P13">SI configura la periferica UART per far si che possa comunicare con il dispositivo Flipper</text:p>
      <text:p text:style-name="P13"/>
      <text:p text:style-name="P7"># Messaggio di allarme</text:p>
      <text:p text:style-name="P2"><text:span text:style-name="T14">def</text:span> <text:span text:style-name="T22">create_alarm_message</text:span>():</text:p>
      <text:p text:style-name="P2"><text:span text:style-name="T18">now</text:span> <text:span text:style-name="T8">=</text:span> <text:span text:style-name="T10">datetime</text:span>.<text:span text:style-name="T10">datetime</text:span>.<text:span text:style-name="T22">now</text:span>()</text:p>
      <text:p text:style-name="P2"><text:span text:style-name="T25">return</text:span> <text:span text:style-name="T14">f</text:span><text:span text:style-name="T16">'''</text:span></text:p>
      <text:p text:style-name="P14">torq. Anti Theft System</text:p>
      <text:p text:style-name="P14">Detected Suspicious Movement</text:p>
      <text:p text:style-name="P2"><text:span text:style-name="T14">{</text:span><text:span text:style-name="T18">now</text:span><text:span text:style-name="T14">}</text:span></text:p>
      <text:p text:style-name="P14">---------------------------</text:p>
      <text:p text:style-name="P14">'''</text:p>
      <text:p text:style-name="P13">Si crea un messaggio di tempo opportunamento formattato per indicare l’ avvenuta attivazione del sistema di allarme. Il messaggio include la data e l’ ora correnti</text:p>
      <text:p text:style-name="P13"/>
      <text:p text:style-name="P13"/>
      <text:p text:style-name="P15"><text:span text:style-name="T26">Con la funzione <text:s/></text:span><text:span text:style-name="T15">def</text:span><text:span text:style-name="T7"> </text:span><text:span text:style-name="T24">process_serial_command</text:span><text:span text:style-name="T7">(</text:span><text:span text:style-name="T20">command</text:span><text:span text:style-name="T7">):</text:span></text:p>
      <text:p text:style-name="P13"><text:soft-page-break/>si gestiscono I comandi ricevuti tramite comunicazione seriale.</text:p>
      <text:p text:style-name="P16">La funzione main principale implementa la logica del sistema. Questa consiste in una fase di inizializzazione delle variabili, un ciclo principale infinito in cui si monitora continuamente il sensore, la comunicazione seriale e lo stato dell’ allarme. Questo viene quindi gestito, il bot telegram invia un messaggio all’ utente nel momento in cui l’ alalrme viene attivato e concede all’ utente 10 secondi per disattivarlo con l’ apposito comando /shutdown.</text:p>
      <text:p text:style-name="P15"><text:span text:style-name="T6"/></text:p>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5T11:01:28.253326823</meta:creation-date>
    <dc:date>2024-06-05T11:49:51.626112410</dc:date>
    <meta:editing-duration>PT3M51S</meta:editing-duration>
    <meta:editing-cycles>1</meta:editing-cycles>
    <meta:document-statistic meta:table-count="0" meta:image-count="0" meta:object-count="0" meta:page-count="3" meta:paragraph-count="70" meta:word-count="747" meta:character-count="5215" meta:non-whitespace-character-count="4537"/>
    <meta:generator>LibreOffice/7.3.7.2$Linux_X86_64 LibreOffice_project/30$Build-2</meta:generator>
  </office:meta>
</office:document-meta>
</file>